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1000000311C301CA66F3A9F60.png" manifest:media-type="image/png"/>
  <manifest:file-entry manifest:full-path="Pictures/10000001000000800000008075AA44A4D84FF216.png" manifest:media-type="image/png"/>
  <manifest:file-entry manifest:full-path="Pictures/10003EEE0000051000000510BD5870ADE03A80F4.svg" manifest:media-type="image/svg+xml"/>
  <manifest:file-entry manifest:full-path="Pictures/10000001000000F7000000565636467CFEAC770E.png" manifest:media-type="image/png"/>
  <manifest:file-entry manifest:full-path="Pictures/100000010000019500000074E09A17FBDE3D3DE4.png" manifest:media-type="image/png"/>
  <manifest:file-entry manifest:full-path="Pictures/10002B07000029D300000BFDDFB7894F9754F323.svg" manifest:media-type="image/svg+xml"/>
  <manifest:file-entry manifest:full-path="Pictures/10000001000000E2000000B605C9C65DCAEE6C17.png" manifest:media-type="image/png"/>
  <manifest:file-entry manifest:full-path="Pictures/1000241500001753000012D83405BE6C128538ED.svg" manifest:media-type="image/svg+xml"/>
  <manifest:file-entry manifest:full-path="Pictures/10000001000001AE000000EA0432601FB80FDB19.png" manifest:media-type="image/png"/>
  <manifest:file-entry manifest:full-path="Pictures/1000C59E00002C790000182F0DEB4360EEF3C8B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" style:family="graphic" style:parent-style-name="standard" style:list-style-name="L2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2.078cm" fo:min-width="1.852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2.078cm" fo:min-width="1.852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14" style:family="graphic" style:parent-style-name="standard" style:list-style-name="L2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2.078cm" fo:min-width="1.852cm" fo:padding-top="0.151cm" fo:padding-bottom="0.151cm" fo:padding-left="0.276cm" fo:padding-right="0.276cm" fo:wrap-option="wrap" draw:shadow="hidden" draw:shadow-offset-x="0.2cm" draw:shadow-offset-y="0.2cm" draw:shadow-color="#808080"/>
    </style:style>
    <style:style style:name="gr16" style:family="graphic" style:parent-style-name="standard">
      <style:graphic-properties svg:stroke-width="0.102cm" svg:stroke-color="#95a044" draw:marker-start-width="0.508cm" draw:marker-end-width="0.508cm" draw:fill="solid" draw:fill-color="#ffffff" draw:textarea-horizontal-align="left" draw:textarea-vertical-align="top" draw:auto-grow-height="false" fo:min-height="10.396cm" fo:min-width="7.119cm" fo:padding-top="0.175cm" fo:padding-bottom="0.175cm" fo:padding-left="0.3cm" fo:padding-right="0.3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web-server 2">
          <draw:rect draw:style-name="gr1" draw:text-style-name="P1" draw:layer="layout" svg:width="5.666cm" svg:height="11.212cm" svg:x="6.083cm" svg:y="0.538cm">
            <text:p/>
          </draw:rect>
          <draw:line draw:style-name="gr2" draw:text-style-name="P2" draw:layer="layout" svg:x1="7.216cm" svg:y1="10.068cm" svg:x2="10.616cm" svg:y2="10.068cm">
            <text:p/>
          </draw:line>
          <draw:line draw:style-name="gr3" draw:text-style-name="P2" draw:layer="layout" svg:x1="7.216cm" svg:y1="9.508cm" svg:x2="10.616cm" svg:y2="9.508cm">
            <text:p/>
          </draw:line>
          <draw:g>
            <draw:path draw:style-name="gr4" draw:text-style-name="P3" draw:layer="layout" svg:width="3.313cm" svg:height="3.201cm" svg:x="7.239cm" svg:y="1.726cm" svg:viewBox="0 0 3314 3202" svg:d="M1383 36c-14-9-28-9-41-14-14 14 13 14 4 32-27 0-45-5-72-18h-14-9c54-14 104-27 159-36 0 22-9 27-27 36zM1219 76c14 5 18 5 18 18 0 14-18 14-18 36 14 18 18 18 28 18 13 9 40 0 45 0 23-18 36-45 54-45 9 5 27 54 27 72v49c0 27 37 18 55 32 0 9 0 22 9 22 14 18 18 18 18 27 0 27-27 27-18 67-9 5-27 5-27 27 0 27 45 0 54 18 5 9 0 14-9 36 9 13 14 45-4 45-14 0-23-27-28-27h-27c-13 0-23-5-27-5-23 0-41 5-54-13l68-76c13-5 18-5 13-14-13-18-23-4-41 9-9 0-27 18-40 18-28 0-68-13-96 9 0 5 28 0 28 18-10 9-14 9-28 0-9 0-9-13-9-18-4-9-31-9-54-9-18 0-27 14-27 27 22 9 54-13 54 23-4 13-32 26-32 53 0 5 14 27 28 27 4 0 4-9 13-9 14 0 18 9 27 9 14-13 18-22 41-22 14 22-23 40-41 49-27 5-63 5-77 18-18 9-54 36-54 9-14-22 13-22 13-27-18-9-45 5-58 18-37 9-91 23-105 54 0 9 14 27 0 27 0 9-27 13-31 13-23 9-28 9-37 14h-27c-13 13-13 22-27 40-14 0-14 9-18 9-9 5-23 27-36 40-14 0-14-13-19 0 0 14 5 41 0 59-22 22-104 40-145 89-27 14-68 59-59 86 0 27 14 94 5 107-27-13-54-13-73-31 0-9-9-76-13-81-14 0-14 41-41 14-36-36-54-27-91-23-27 14-31 50-59 50-40-41-95-36-104-27 27-68 64-130 95-184 64-121 145-233 241-328 13 0 31-22 45-13 14 0 14 18 36 18 0 9 32 0 46 0 36-18 0-58-5-58-27-14-63 4-91 17 82-80 173-152 268-215 18 9 32-13 45 9 0 18-27 27-27 41 9 13-14 26-14 31 0 22 23 40 41 40 9 0 36-18 41-40 0-18 0-45 14-54 68 0 145-40 136-121v-27c0-4 0-4 9-13 45-18 99-41 154-54 9 9 13 13 22 22zM240 1260c5-13 68-22 68 27 0 5-81 121-63 139 36 9 81-13 109 0 9 0 54 23 49 36-49 94 14 179 32 175 23 0 55-27 91-9 13 0 27 22 41 22 4 0 13-62 59-76 40-18 90-45 95-40 22 9-14 22-5 27 27 22 41-27 55-18 72 67 127 58 167 40 64-27 77 27 96 67 36 0 77 72 117 81 96-13 150 54 164 67 0 5-14 14 0 27 0 27 31 27 27 59 0 13 41 40 54 40 45-5 95 22 109 54 45-5 72 36 113 9 41 40 123 72 136 72 14 13 27 49 27 67-4 103-113 130-122 224 0 18 14 18 14 40 0 5-5 162-82 207-18 0-154 54-163 89-5 27 9 41 9 72-9 9-27 67-68 90 4 54-50 112-54 112-41 13-78-18-96-13 0 22 46 67 46 76 0 18-18 40-28 45-4 13-86 22-95 27 0 13 9 26 0 49-13 18-41 0-54 0 0 18-5 27 9 40 14 0 27 0 32 5-5 22-14 9-14 13-86-31-181-67-263-112-9 0-36-27-36-54 0-13 14-76 14-89 0-14-28-135-28-202 14-121-13-269-27-283-27-58-154-72-181-134-14-81-163-229-163-296 4-5 31-18 31-32 0-13-18-22-18-27-9-36 18-89 18-89 0 0 77-72 82-81 0 0-18-121-18-126-9-36-9-49-27-49-14 0-41 13-41 54-23 9-77-27-77-27-14-27-82-40-68-94-18-5-41-54-59-59 0 0-91-22-95-22-41-72-150-54-159-54 9-27 0-67 9-85 5 0 190-27 231-81zM2829 2785h-55c0-31 14-27 27-67 9-27 23-72 0-81 0-40-13-45 0-121 0-58-40-94-27-161-13-14 14-32 36-54 32-68 41-99 55-153 0-13 4-22 0-27-14-40-27-67-55-94-9-22-27-27-36-40-13-9-18-36-18-41 0-13 0-22 5-35v-54c13-5 22-27 22-32 0-22-22-49-36-49-18-13-45 9-73 0-27-13-27-58-63-67-45-5-95 22-127 27-23 13-36 27-54 27-9 0-28-14-41-14-23 0-95 14-109 27-27 0-104-67-109-72-22-13-41-13-50-22-4-18-4-32-18-54-9-18-27-40-41-54-22-13-49-40-54-58 0-9 5-9 5-14 0-22-14-35-14-40 0-22 14-27 27-36v-31c0-14 14-90 9-103 0-5-22-5-22-27 0-18 9-32 22-54 5-5 41-45 41-54 14-13 14-27 14-40 4-5 13-18 31-27 9-5 9-18 23-18 5-9 14-14 27-14 32-22 41-40 59-67 0-27 0-40 23-49 4-18 4-32 27-45 14-22 41-9 59-36 0-13 9-27 9-40 0-18-14-45-27-45-14 0-36 18-41 0v-14c0-13-23-35-23-40 0-9 23-27 28-49v-59c22-40 68-22 117-22h19c36 0 63 9 68-18v-54c0-13-14-40-19-49-22-5-49 0-54-18 5-36 41-9 59-13 9 0 9-23 14-36 13 0 22 13 27 13 13 0 27-13 41-18 9-9 13-27 27-36 41 0 95-85 104-94 100 81 163 211 245 310l-23-27c-13 0-18 0-18-5-14 0-23-22-27-22l-9 13c-14 36 9 41 27 54 9 9 9 27 14 36 9 0 27 13 40 13 9 5 14 5 23 18 18 9 45 9 45 27-4 9-31-13-45 9 0 5 14 5 14 18 0 14-23 36-37 36 0-9 9-22 9-27 0-22-40-49-54-54-14-13-27-13-36-22-14-5-41-27-46-32-22-22-27-49-54-49-9 0-23 9-27 23-9 0-36 13-50 13-27 0-32-9-54-9-5 0-5 9-14 22v14c0 13-27 13-41 18-13 9-59 54-59 67 0 9 5 9 5 23 0 4-68 58-68 58-27 0-82-5-82 22 0 18 27 27 50 27h54c5-9 14-22 19-22 13 0 27-14 40-14 14-13 41-18 64-18 0 0 81-13 86-13 23 0 50 13 68 13 9 0 14-13 27-13 14 0 27 13 36 18 0 9-9 9 0 22v27c0 5-22 27-22 41 0 4 22 13 27 13 9 13 27 13 41 13h27c9 0 36 5 41 14 9 13 9 27 27 40h27c27 0 50 27 64 18 27 0 13-31 18-45 0-36 63-36 90-13 109 229 164 475 164 740 0 287-77 578-218 834-68 126-159 242-254 341zM2484 215c0 9 45 50 54 63 5 40 46 40 46 45 0 22-27 27-27 49-19 5-55 0-87 0-13 5-36 27-49 5-14-5 9-5 9-14 0-13-9-13-9-18 0-13 9-22 9-40 4-9 27 0 40-13 0-14-13-36-22-36-32 0-68-45-46-72 0-9 41-49 46-54 22 5 41 18 63 31 0 9-27 50-27 54zM2362 242c13 0 54 14 40 27-13 14-22 63-40 63-23 13-55 40-77 13 0-22 9-36 9-53 0-14 13-14 27-14 13-22 27-36 41-36zM694 525c-5 0-14-14-19-14-13 0-22 9-27 14 0 13 5 13 5 22-18 18-14 45 9 45 4 0 18-40 45-45 9 5 9 5 14 5 13-5 13-32-5-32-9 0-9 5-22 5zM598 520c-13 0-40 0-45 5-9 0-9 22-14 27 0 13-13 22-22 36-5 0-46 53-18 53 13 0 40-22 40-27 5-35 19-49 41-67 18-9 27-9 27-27zM789 588h-27c-14 0-19-14-19 0 19 4 59 13 59 0 0-14-4 0-13 0zM689 619h-54c-9 9-14 0-14 22 0 14 14 5 27 5 27-5 41-18 59-27-13-5-13 0-18 0zM2761 646c-14 0-5-27 0-27 9 0 0-5 13 0 0 9 0 22-13 27zM2756 668c18-13 27 5 18 45 0 9-27 27-41 0 14-13 0-27 0-45zM2856 762c9-13 22 0 41 0h40c-13 5-13 27-18 32-27-5-50-18-63-32zM721 1628c13-13 0-40-5-40-22 13-9 40 5 40z">
              <text:p/>
            </draw:path>
            <draw:custom-shape draw:style-name="gr5" draw:text-style-name="P4" draw:layer="layout" svg:width="3.4cm" svg:height="3.364cm" svg:x="7.216cm" svg:y="1.6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 draw:name="web-server 3">
          <draw:rect draw:style-name="gr6" draw:text-style-name="P1" draw:layer="layout" svg:width="5.666cm" svg:height="11.212cm" svg:x="7.683cm" svg:y="0.538cm">
            <text:p/>
          </draw:rect>
          <draw:line draw:style-name="gr7" draw:text-style-name="P2" draw:layer="layout" svg:x1="8.816cm" svg:y1="10.068cm" svg:x2="12.216cm" svg:y2="10.068cm">
            <text:p/>
          </draw:line>
          <draw:line draw:style-name="gr8" draw:text-style-name="P2" draw:layer="layout" svg:x1="8.816cm" svg:y1="9.508cm" svg:x2="12.216cm" svg:y2="9.508cm">
            <text:p/>
          </draw:line>
          <draw:g>
            <draw:path draw:style-name="gr9" draw:text-style-name="P3" draw:layer="layout" svg:width="3.313cm" svg:height="3.201cm" svg:x="8.839cm" svg:y="1.726cm" svg:viewBox="0 0 3314 3202" svg:d="M1383 36c-14-9-28-9-41-14-14 14 13 14 4 32-27 0-45-5-72-18h-14-9c54-14 104-27 159-36 0 22-9 27-27 36zM1219 76c14 5 18 5 18 18 0 14-18 14-18 36 14 18 18 18 28 18 13 9 40 0 45 0 23-18 36-45 54-45 9 5 27 54 27 72v49c0 27 37 18 55 32 0 9 0 22 9 22 14 18 18 18 18 27 0 27-27 27-18 67-9 5-27 5-27 27 0 27 45 0 54 18 5 9 0 14-9 36 9 13 14 45-4 45-14 0-23-27-28-27h-27c-13 0-23-5-27-5-23 0-41 5-54-13l68-76c13-5 18-5 13-14-13-18-23-4-41 9-9 0-27 18-40 18-28 0-68-13-96 9 0 5 28 0 28 18-10 9-14 9-28 0-9 0-9-13-9-18-4-9-31-9-54-9-18 0-27 14-27 27 22 9 54-13 54 23-4 13-32 26-32 53 0 5 14 27 28 27 4 0 4-9 13-9 14 0 18 9 27 9 14-13 18-22 41-22 14 22-23 40-41 49-27 5-63 5-77 18-18 9-54 36-54 9-14-22 13-22 13-27-18-9-45 5-58 18-37 9-91 23-105 54 0 9 14 27 0 27 0 9-27 13-31 13-23 9-28 9-37 14h-27c-13 13-13 22-27 40-14 0-14 9-18 9-9 5-23 27-36 40-14 0-14-13-19 0 0 14 5 41 0 59-22 22-104 40-145 89-27 14-68 59-59 86 0 27 14 94 5 107-27-13-54-13-73-31 0-9-9-76-13-81-14 0-14 41-41 14-36-36-54-27-91-23-27 14-31 50-59 50-40-41-95-36-104-27 27-68 64-130 95-184 64-121 145-233 241-328 13 0 31-22 45-13 14 0 14 18 36 18 0 9 32 0 46 0 36-18 0-58-5-58-27-14-63 4-91 17 82-80 173-152 268-215 18 9 32-13 45 9 0 18-27 27-27 41 9 13-14 26-14 31 0 22 23 40 41 40 9 0 36-18 41-40 0-18 0-45 14-54 68 0 145-40 136-121v-27c0-4 0-4 9-13 45-18 99-41 154-54 9 9 13 13 22 22zM240 1260c5-13 68-22 68 27 0 5-81 121-63 139 36 9 81-13 109 0 9 0 54 23 49 36-49 94 14 179 32 175 23 0 55-27 91-9 13 0 27 22 41 22 4 0 13-62 59-76 40-18 90-45 95-40 22 9-14 22-5 27 27 22 41-27 55-18 72 67 127 58 167 40 64-27 77 27 96 67 36 0 77 72 117 81 96-13 150 54 164 67 0 5-14 14 0 27 0 27 31 27 27 59 0 13 41 40 54 40 45-5 95 22 109 54 45-5 72 36 113 9 41 40 123 72 136 72 14 13 27 49 27 67-4 103-113 130-122 224 0 18 14 18 14 40 0 5-5 162-82 207-18 0-154 54-163 89-5 27 9 41 9 72-9 9-27 67-68 90 4 54-50 112-54 112-41 13-78-18-96-13 0 22 46 67 46 76 0 18-18 40-28 45-4 13-86 22-95 27 0 13 9 26 0 49-13 18-41 0-54 0 0 18-5 27 9 40 14 0 27 0 32 5-5 22-14 9-14 13-86-31-181-67-263-112-9 0-36-27-36-54 0-13 14-76 14-89 0-14-28-135-28-202 14-121-13-269-27-283-27-58-154-72-181-134-14-81-163-229-163-296 4-5 31-18 31-32 0-13-18-22-18-27-9-36 18-89 18-89 0 0 77-72 82-81 0 0-18-121-18-126-9-36-9-49-27-49-14 0-41 13-41 54-23 9-77-27-77-27-14-27-82-40-68-94-18-5-41-54-59-59 0 0-91-22-95-22-41-72-150-54-159-54 9-27 0-67 9-85 5 0 190-27 231-81zM2829 2785h-55c0-31 14-27 27-67 9-27 23-72 0-81 0-40-13-45 0-121 0-58-40-94-27-161-13-14 14-32 36-54 32-68 41-99 55-153 0-13 4-22 0-27-14-40-27-67-55-94-9-22-27-27-36-40-13-9-18-36-18-41 0-13 0-22 5-35v-54c13-5 22-27 22-32 0-22-22-49-36-49-18-13-45 9-73 0-27-13-27-58-63-67-45-5-95 22-127 27-23 13-36 27-54 27-9 0-28-14-41-14-23 0-95 14-109 27-27 0-104-67-109-72-22-13-41-13-50-22-4-18-4-32-18-54-9-18-27-40-41-54-22-13-49-40-54-58 0-9 5-9 5-14 0-22-14-35-14-40 0-22 14-27 27-36v-31c0-14 14-90 9-103 0-5-22-5-22-27 0-18 9-32 22-54 5-5 41-45 41-54 14-13 14-27 14-40 4-5 13-18 31-27 9-5 9-18 23-18 5-9 14-14 27-14 32-22 41-40 59-67 0-27 0-40 23-49 4-18 4-32 27-45 14-22 41-9 59-36 0-13 9-27 9-40 0-18-14-45-27-45-14 0-36 18-41 0v-14c0-13-23-35-23-40 0-9 23-27 28-49v-59c22-40 68-22 117-22h19c36 0 63 9 68-18v-54c0-13-14-40-19-49-22-5-49 0-54-18 5-36 41-9 59-13 9 0 9-23 14-36 13 0 22 13 27 13 13 0 27-13 41-18 9-9 13-27 27-36 41 0 95-85 104-94 100 81 163 211 245 310l-23-27c-13 0-18 0-18-5-14 0-23-22-27-22l-9 13c-14 36 9 41 27 54 9 9 9 27 14 36 9 0 27 13 40 13 9 5 14 5 23 18 18 9 45 9 45 27-4 9-31-13-45 9 0 5 14 5 14 18 0 14-23 36-37 36 0-9 9-22 9-27 0-22-40-49-54-54-14-13-27-13-36-22-14-5-41-27-46-32-22-22-27-49-54-49-9 0-23 9-27 23-9 0-36 13-50 13-27 0-32-9-54-9-5 0-5 9-14 22v14c0 13-27 13-41 18-13 9-59 54-59 67 0 9 5 9 5 23 0 4-68 58-68 58-27 0-82-5-82 22 0 18 27 27 50 27h54c5-9 14-22 19-22 13 0 27-14 40-14 14-13 41-18 64-18 0 0 81-13 86-13 23 0 50 13 68 13 9 0 14-13 27-13 14 0 27 13 36 18 0 9-9 9 0 22v27c0 5-22 27-22 41 0 4 22 13 27 13 9 13 27 13 41 13h27c9 0 36 5 41 14 9 13 9 27 27 40h27c27 0 50 27 64 18 27 0 13-31 18-45 0-36 63-36 90-13 109 229 164 475 164 740 0 287-77 578-218 834-68 126-159 242-254 341zM2484 215c0 9 45 50 54 63 5 40 46 40 46 45 0 22-27 27-27 49-19 5-55 0-87 0-13 5-36 27-49 5-14-5 9-5 9-14 0-13-9-13-9-18 0-13 9-22 9-40 4-9 27 0 40-13 0-14-13-36-22-36-32 0-68-45-46-72 0-9 41-49 46-54 22 5 41 18 63 31 0 9-27 50-27 54zM2362 242c13 0 54 14 40 27-13 14-22 63-40 63-23 13-55 40-77 13 0-22 9-36 9-53 0-14 13-14 27-14 13-22 27-36 41-36zM694 525c-5 0-14-14-19-14-13 0-22 9-27 14 0 13 5 13 5 22-18 18-14 45 9 45 4 0 18-40 45-45 9 5 9 5 14 5 13-5 13-32-5-32-9 0-9 5-22 5zM598 520c-13 0-40 0-45 5-9 0-9 22-14 27 0 13-13 22-22 36-5 0-46 53-18 53 13 0 40-22 40-27 5-35 19-49 41-67 18-9 27-9 27-27zM789 588h-27c-14 0-19-14-19 0 19 4 59 13 59 0 0-14-4 0-13 0zM689 619h-54c-9 9-14 0-14 22 0 14 14 5 27 5 27-5 41-18 59-27-13-5-13 0-18 0zM2761 646c-14 0-5-27 0-27 9 0 0-5 13 0 0 9 0 22-13 27zM2756 668c18-13 27 5 18 45 0 9-27 27-41 0 14-13 0-27 0-45zM2856 762c9-13 22 0 41 0h40c-13 5-13 27-18 32-27-5-50-18-63-32zM721 1628c13-13 0-40-5-40-22 13-9 40 5 40z">
              <text:p/>
            </draw:path>
            <draw:custom-shape draw:style-name="gr10" draw:text-style-name="P4" draw:layer="layout" svg:width="3.4cm" svg:height="3.364cm" svg:x="8.816cm" svg:y="1.6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g draw:name="web-server 1">
          <draw:rect draw:style-name="gr11" draw:text-style-name="P1" draw:layer="layout" svg:width="5.666cm" svg:height="11.212cm" svg:x="0.583cm" svg:y="0.538cm">
            <text:p/>
          </draw:rect>
          <draw:line draw:style-name="gr12" draw:text-style-name="P2" draw:layer="layout" svg:x1="1.716cm" svg:y1="10.068cm" svg:x2="5.116cm" svg:y2="10.068cm">
            <text:p/>
          </draw:line>
          <draw:line draw:style-name="gr13" draw:text-style-name="P2" draw:layer="layout" svg:x1="1.716cm" svg:y1="9.508cm" svg:x2="5.116cm" svg:y2="9.508cm">
            <text:p/>
          </draw:line>
          <draw:g>
            <draw:path draw:style-name="gr14" draw:text-style-name="P3" draw:layer="layout" svg:width="3.313cm" svg:height="3.201cm" svg:x="1.739cm" svg:y="1.726cm" svg:viewBox="0 0 3314 3202" svg:d="M1383 36c-14-9-28-9-41-14-14 14 13 14 4 32-27 0-45-5-72-18h-14-9c54-14 104-27 159-36 0 22-9 27-27 36zM1219 76c14 5 18 5 18 18 0 14-18 14-18 36 14 18 18 18 28 18 13 9 40 0 45 0 23-18 36-45 54-45 9 5 27 54 27 72v49c0 27 37 18 55 32 0 9 0 22 9 22 14 18 18 18 18 27 0 27-27 27-18 67-9 5-27 5-27 27 0 27 45 0 54 18 5 9 0 14-9 36 9 13 14 45-4 45-14 0-23-27-28-27h-27c-13 0-23-5-27-5-23 0-41 5-54-13l68-76c13-5 18-5 13-14-13-18-23-4-41 9-9 0-27 18-40 18-28 0-68-13-96 9 0 5 28 0 28 18-10 9-14 9-28 0-9 0-9-13-9-18-4-9-31-9-54-9-18 0-27 14-27 27 22 9 54-13 54 23-4 13-32 26-32 53 0 5 14 27 28 27 4 0 4-9 13-9 14 0 18 9 27 9 14-13 18-22 41-22 14 22-23 40-41 49-27 5-63 5-77 18-18 9-54 36-54 9-14-22 13-22 13-27-18-9-45 5-58 18-37 9-91 23-105 54 0 9 14 27 0 27 0 9-27 13-31 13-23 9-28 9-37 14h-27c-13 13-13 22-27 40-14 0-14 9-18 9-9 5-23 27-36 40-14 0-14-13-19 0 0 14 5 41 0 59-22 22-104 40-145 89-27 14-68 59-59 86 0 27 14 94 5 107-27-13-54-13-73-31 0-9-9-76-13-81-14 0-14 41-41 14-36-36-54-27-91-23-27 14-31 50-59 50-40-41-95-36-104-27 27-68 64-130 95-184 64-121 145-233 241-328 13 0 31-22 45-13 14 0 14 18 36 18 0 9 32 0 46 0 36-18 0-58-5-58-27-14-63 4-91 17 82-80 173-152 268-215 18 9 32-13 45 9 0 18-27 27-27 41 9 13-14 26-14 31 0 22 23 40 41 40 9 0 36-18 41-40 0-18 0-45 14-54 68 0 145-40 136-121v-27c0-4 0-4 9-13 45-18 99-41 154-54 9 9 13 13 22 22zM240 1260c5-13 68-22 68 27 0 5-81 121-63 139 36 9 81-13 109 0 9 0 54 23 49 36-49 94 14 179 32 175 23 0 55-27 91-9 13 0 27 22 41 22 4 0 13-62 59-76 40-18 90-45 95-40 22 9-14 22-5 27 27 22 41-27 55-18 72 67 127 58 167 40 64-27 77 27 96 67 36 0 77 72 117 81 96-13 150 54 164 67 0 5-14 14 0 27 0 27 31 27 27 59 0 13 41 40 54 40 45-5 95 22 109 54 45-5 72 36 113 9 41 40 123 72 136 72 14 13 27 49 27 67-4 103-113 130-122 224 0 18 14 18 14 40 0 5-5 162-82 207-18 0-154 54-163 89-5 27 9 41 9 72-9 9-27 67-68 90 4 54-50 112-54 112-41 13-78-18-96-13 0 22 46 67 46 76 0 18-18 40-28 45-4 13-86 22-95 27 0 13 9 26 0 49-13 18-41 0-54 0 0 18-5 27 9 40 14 0 27 0 32 5-5 22-14 9-14 13-86-31-181-67-263-112-9 0-36-27-36-54 0-13 14-76 14-89 0-14-28-135-28-202 14-121-13-269-27-283-27-58-154-72-181-134-14-81-163-229-163-296 4-5 31-18 31-32 0-13-18-22-18-27-9-36 18-89 18-89 0 0 77-72 82-81 0 0-18-121-18-126-9-36-9-49-27-49-14 0-41 13-41 54-23 9-77-27-77-27-14-27-82-40-68-94-18-5-41-54-59-59 0 0-91-22-95-22-41-72-150-54-159-54 9-27 0-67 9-85 5 0 190-27 231-81zM2829 2785h-55c0-31 14-27 27-67 9-27 23-72 0-81 0-40-13-45 0-121 0-58-40-94-27-161-13-14 14-32 36-54 32-68 41-99 55-153 0-13 4-22 0-27-14-40-27-67-55-94-9-22-27-27-36-40-13-9-18-36-18-41 0-13 0-22 5-35v-54c13-5 22-27 22-32 0-22-22-49-36-49-18-13-45 9-73 0-27-13-27-58-63-67-45-5-95 22-127 27-23 13-36 27-54 27-9 0-28-14-41-14-23 0-95 14-109 27-27 0-104-67-109-72-22-13-41-13-50-22-4-18-4-32-18-54-9-18-27-40-41-54-22-13-49-40-54-58 0-9 5-9 5-14 0-22-14-35-14-40 0-22 14-27 27-36v-31c0-14 14-90 9-103 0-5-22-5-22-27 0-18 9-32 22-54 5-5 41-45 41-54 14-13 14-27 14-40 4-5 13-18 31-27 9-5 9-18 23-18 5-9 14-14 27-14 32-22 41-40 59-67 0-27 0-40 23-49 4-18 4-32 27-45 14-22 41-9 59-36 0-13 9-27 9-40 0-18-14-45-27-45-14 0-36 18-41 0v-14c0-13-23-35-23-40 0-9 23-27 28-49v-59c22-40 68-22 117-22h19c36 0 63 9 68-18v-54c0-13-14-40-19-49-22-5-49 0-54-18 5-36 41-9 59-13 9 0 9-23 14-36 13 0 22 13 27 13 13 0 27-13 41-18 9-9 13-27 27-36 41 0 95-85 104-94 100 81 163 211 245 310l-23-27c-13 0-18 0-18-5-14 0-23-22-27-22l-9 13c-14 36 9 41 27 54 9 9 9 27 14 36 9 0 27 13 40 13 9 5 14 5 23 18 18 9 45 9 45 27-4 9-31-13-45 9 0 5 14 5 14 18 0 14-23 36-37 36 0-9 9-22 9-27 0-22-40-49-54-54-14-13-27-13-36-22-14-5-41-27-46-32-22-22-27-49-54-49-9 0-23 9-27 23-9 0-36 13-50 13-27 0-32-9-54-9-5 0-5 9-14 22v14c0 13-27 13-41 18-13 9-59 54-59 67 0 9 5 9 5 23 0 4-68 58-68 58-27 0-82-5-82 22 0 18 27 27 50 27h54c5-9 14-22 19-22 13 0 27-14 40-14 14-13 41-18 64-18 0 0 81-13 86-13 23 0 50 13 68 13 9 0 14-13 27-13 14 0 27 13 36 18 0 9-9 9 0 22v27c0 5-22 27-22 41 0 4 22 13 27 13 9 13 27 13 41 13h27c9 0 36 5 41 14 9 13 9 27 27 40h27c27 0 50 27 64 18 27 0 13-31 18-45 0-36 63-36 90-13 109 229 164 475 164 740 0 287-77 578-218 834-68 126-159 242-254 341zM2484 215c0 9 45 50 54 63 5 40 46 40 46 45 0 22-27 27-27 49-19 5-55 0-87 0-13 5-36 27-49 5-14-5 9-5 9-14 0-13-9-13-9-18 0-13 9-22 9-40 4-9 27 0 40-13 0-14-13-36-22-36-32 0-68-45-46-72 0-9 41-49 46-54 22 5 41 18 63 31 0 9-27 50-27 54zM2362 242c13 0 54 14 40 27-13 14-22 63-40 63-23 13-55 40-77 13 0-22 9-36 9-53 0-14 13-14 27-14 13-22 27-36 41-36zM694 525c-5 0-14-14-19-14-13 0-22 9-27 14 0 13 5 13 5 22-18 18-14 45 9 45 4 0 18-40 45-45 9 5 9 5 14 5 13-5 13-32-5-32-9 0-9 5-22 5zM598 520c-13 0-40 0-45 5-9 0-9 22-14 27 0 13-13 22-22 36-5 0-46 53-18 53 13 0 40-22 40-27 5-35 19-49 41-67 18-9 27-9 27-27zM789 588h-27c-14 0-19-14-19 0 19 4 59 13 59 0 0-14-4 0-13 0zM689 619h-54c-9 9-14 0-14 22 0 14 14 5 27 5 27-5 41-18 59-27-13-5-13 0-18 0zM2761 646c-14 0-5-27 0-27 9 0 0-5 13 0 0 9 0 22-13 27zM2756 668c18-13 27 5 18 45 0 9-27 27-41 0 14-13 0-27 0-45zM2856 762c9-13 22 0 41 0h40c-13 5-13 27-18 32-27-5-50-18-63-32zM721 1628c13-13 0-40-5-40-22 13-9 40 5 40z">
              <text:p/>
            </draw:path>
            <draw:custom-shape draw:style-name="gr15" draw:text-style-name="P4" draw:layer="layout" svg:width="3.4cm" svg:height="3.364cm" svg:x="1.716cm" svg:y="1.65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custom-shape draw:style-name="gr16" draw:text-style-name="P6" draw:layer="layout" svg:width="7.719cm" svg:height="10.746cm" svg:x="5.38cm" svg:y="0.754cm">
          <text:p text:style-name="P5"><text:s text:c="11"/>LaBB-CA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3.93cm" svg:height="2.137cm" svg:x="5.869cm" svg:y="7.713cm">
          <draw:image xlink:href="Pictures/1000C59E00002C790000182F0DEB4360EEF3C8B7.svg" xlink:type="simple" xlink:show="embed" xlink:actuate="onLoad" draw:mime-type="image/svg+xml">
            <text:p text:style-name="P7"/>
          </draw:image>
          <draw:image xlink:href="Pictures/10000001000001AE000000EA0432601FB80FDB19.png" xlink:type="simple" xlink:show="embed" xlink:actuate="onLoad" draw:mime-type="image/png"/>
        </draw:frame>
        <draw:frame draw:style-name="gr17" draw:text-style-name="P8" draw:layer="layout" svg:width="2.549cm" svg:height="2.052cm" svg:x="10.169cm" svg:y="7.75cm">
          <draw:image xlink:href="Pictures/1000241500001753000012D83405BE6C128538ED.svg" xlink:type="simple" xlink:show="embed" xlink:actuate="onLoad" draw:mime-type="image/svg+xml">
            <text:p text:style-name="P7"/>
          </draw:image>
          <draw:image xlink:href="Pictures/10000001000000E2000000B605C9C65DCAEE6C17.png" xlink:type="simple" xlink:show="embed" xlink:actuate="onLoad" draw:mime-type="image/png"/>
        </draw:frame>
        <draw:frame draw:style-name="gr17" draw:text-style-name="P8" draw:layer="layout" svg:width="6.24cm" svg:height="1.787cm" svg:x="6.469cm" svg:y="9.653cm">
          <draw:image xlink:href="Pictures/10002B07000029D300000BFDDFB7894F9754F323.svg" xlink:type="simple" xlink:show="embed" xlink:actuate="onLoad" draw:mime-type="image/svg+xml">
            <text:p text:style-name="P7"/>
          </draw:image>
          <draw:image xlink:href="Pictures/100000010000019500000074E09A17FBDE3D3DE4.png" xlink:type="simple" xlink:show="embed" xlink:actuate="onLoad" draw:mime-type="image/png"/>
        </draw:frame>
        <draw:frame draw:style-name="gr18" draw:text-style-name="P8" draw:layer="layout" svg:width="6.534cm" svg:height="2.274cm" svg:x="5.683cm" svg:y="4.597cm">
          <draw:image xlink:href="Pictures/10000001000000F7000000565636467CFEAC770E.png" xlink:type="simple" xlink:show="embed" xlink:actuate="onLoad" draw:mime-type="image/png">
            <text:p/>
          </draw:image>
        </draw:frame>
        <draw:frame draw:style-name="gr18" draw:text-style-name="P8" draw:layer="layout" svg:width="6.534cm" svg:height="2.274cm" svg:x="5.883cm" svg:y="4.797cm">
          <draw:image xlink:href="Pictures/10000001000000F7000000565636467CFEAC770E.png" xlink:type="simple" xlink:show="embed" xlink:actuate="onLoad" draw:mime-type="image/png">
            <text:p/>
          </draw:image>
        </draw:frame>
        <draw:frame draw:style-name="gr18" draw:text-style-name="P8" draw:layer="layout" svg:width="6.534cm" svg:height="2.274cm" svg:x="6.083cm" svg:y="4.997cm">
          <draw:image xlink:href="Pictures/10000001000000F7000000565636467CFEAC770E.png" xlink:type="simple" xlink:show="embed" xlink:actuate="onLoad" draw:mime-type="image/png">
            <text:p/>
          </draw:image>
        </draw:frame>
        <draw:frame draw:style-name="gr18" draw:text-style-name="P8" draw:layer="layout" svg:width="6.534cm" svg:height="2.274cm" svg:x="6.283cm" svg:y="5.197cm">
          <draw:image xlink:href="Pictures/10000001000000F7000000565636467CFEAC770E.png" xlink:type="simple" xlink:show="embed" xlink:actuate="onLoad" draw:mime-type="image/png">
            <text:p/>
          </draw:image>
        </draw:frame>
        <draw:frame draw:style-name="gr19" draw:text-style-name="P9" draw:layer="layout" svg:width="1.819cm" svg:height="1.819cm" svg:x="5.38cm" svg:y="0.816cm">
          <draw:image xlink:href="Pictures/10000001000000800000008075AA44A4D84FF216.png" xlink:type="simple" xlink:show="embed" xlink:actuate="onLoad" draw:mime-type="image/png">
            <text:p/>
          </draw:image>
        </draw:frame>
        <draw:frame draw:style-name="gr20" draw:text-style-name="P10" draw:layer="layout" svg:width="5.842cm" svg:height="2.68cm" svg:x="5.635cm" svg:y="2.399cm">
          <draw:image xlink:href="Pictures/10003EEE0000051000000510BD5870ADE03A80F4.svg" xlink:type="simple" xlink:show="embed" xlink:actuate="onLoad" draw:mime-type="image/svg+xml">
            <text:p text:style-name="P7"><text:span text:style-name="T1">Orthography <text:s text:c="7"/></text:span></text:p>
          </draw:image>
          <draw:image xlink:href="Pictures/1000000100000031000000311C301CA66F3A9F60.png" xlink:type="simple" xlink:show="embed" xlink:actuate="onLoad" draw:mime-type="image/png"/>
        </draw:frame>
        <draw:frame draw:style-name="gr20" draw:text-style-name="P10" draw:layer="layout" svg:width="5.842cm" svg:height="2.68cm" svg:x="5.835cm" svg:y="2.599cm">
          <draw:image xlink:href="Pictures/10003EEE0000051000000510BD5870ADE03A80F4.svg" xlink:type="simple" xlink:show="embed" xlink:actuate="onLoad" draw:mime-type="image/svg+xml">
            <text:p text:style-name="P7"><text:span text:style-name="T1">Orthography <text:s text:c="7"/></text:span></text:p>
          </draw:image>
          <draw:image xlink:href="Pictures/1000000100000031000000311C301CA66F3A9F60.png" xlink:type="simple" xlink:show="embed" xlink:actuate="onLoad" draw:mime-type="image/png"/>
        </draw:frame>
        <draw:frame draw:style-name="gr20" draw:text-style-name="P10" draw:layer="layout" svg:width="5.842cm" svg:height="2.68cm" svg:x="6.035cm" svg:y="2.799cm">
          <draw:image xlink:href="Pictures/10003EEE0000051000000510BD5870ADE03A80F4.svg" xlink:type="simple" xlink:show="embed" xlink:actuate="onLoad" draw:mime-type="image/svg+xml">
            <text:p text:style-name="P7"><text:span text:style-name="T1">Orthography <text:s text:c="7"/></text:span></text:p>
          </draw:image>
          <draw:image xlink:href="Pictures/1000000100000031000000311C301CA66F3A9F60.png" xlink:type="simple" xlink:show="embed" xlink:actuate="onLoad" draw:mime-type="image/png"/>
        </draw:frame>
        <draw:frame draw:style-name="gr20" draw:text-style-name="P10" draw:layer="layout" svg:width="5.842cm" svg:height="2.68cm" svg:x="6.235cm" svg:y="2.999cm">
          <draw:image xlink:href="Pictures/10003EEE0000051000000510BD5870ADE03A80F4.svg" xlink:type="simple" xlink:show="embed" xlink:actuate="onLoad" draw:mime-type="image/svg+xml">
            <text:p text:style-name="P7"><text:span text:style-name="T1"/></text:p>
          </draw:image>
          <draw:image xlink:href="Pictures/1000000100000031000000311C301CA66F3A9F60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14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 Fromont</meta:initial-creator>
    <meta:creation-date>2024-10-30T10:56:12.414694604</meta:creation-date>
    <dc:date>2024-10-30T11:13:13.751684841</dc:date>
    <dc:creator>Robert Fromont</dc:creator>
    <meta:editing-duration>PT17M</meta:editing-duration>
    <meta:editing-cycles>4</meta:editing-cycles>
    <meta:generator>LibreOffice/7.3.7.2$Linux_X86_64 LibreOffice_project/30$Build-2</meta:generator>
    <meta:document-statistic meta:object-count="34"/>
  </office:meta>
</office:document-meta>
</file>